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paragraph-properties fo:text-align="center" style:justify-single-word="false"/>
      <style:text-properties fo:font-size="18pt" style:font-size-asian="18pt" style:font-size-complex="18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Learning</text:p>
      <text:p text:style-name="P1"/>
      <text:p text:style-name="P1">Nick Cox</text:p>
      <text:p text:style-name="P1">April 27 2012</text:p>
      <text:p text:style-name="P1"/>
      <text:p text:style-name="P1">These are some of the things I've learned this semester while working on my Senior Project:</text:p>
      <text:list xml:id="list140017535" text:style-name="L1">
        <text:list-item>
          <text:p text:style-name="P2">Trying to do things the way biology does it is really hard.</text:p>
        </text:list-item>
        <text:list-item>
          <text:p text:style-name="P2">Backup your files.</text:p>
        </text:list-item>
        <text:list-item>
          <text:p text:style-name="P2">I miss programming in C++.</text:p>
        </text:list-item>
        <text:list-item>
          <text:p text:style-name="P2">Backup your files.</text:p>
        </text:list-item>
        <text:list-item>
          <text:p text:style-name="P2">Getting started early is SOOO much better! I did this and it felt great :-)</text:p>
        </text:list-item>
        <text:list-item>
          <text:p text:style-name="P2">Don't let yourself feel too far ahead if you do start early, you'll end up falling behind.</text:p>
        </text:list-item>
        <text:list-item>
          <text:p text:style-name="P2">Double check to make sure your files are backed up.</text:p>
        </text:list-item>
        <text:list-item>
          <text:p text:style-name="P2">Ask anyone anything about what you are researching, you'll be surprised at what people might know. My Psychology professor was the biggest surprise help this semester, especially in finding the ITD and ILD algorithms.</text:p>
        </text:list-item>
        <text:list-item>
          <text:p text:style-name="P2">Just keep coding. When you're trying to find a way to do something and it's taking longer than expected, the more things you try the better you'll come to understand the problem and the closer you'll come to solving it.</text:p>
        </text:list-item>
        <text:list-item>
          <text:p text:style-name="P2">Make sure your project is backed up.</text:p>
        </text:list-item>
        <text:list-item>
          <text:p text:style-name="P2">Embarking on a big project takes so much more than just writing code: Researching, Reading, Asking tons of questions, Meeting new people, Learning how to back up your code, Writing documentation (for yourself as well as others), Presenting your project to others, and lots more.</text:p>
        </text:list-item>
        <text:list-item>
          <text:p text:style-name="P2">Triple check that you've backed up your files.</text:p>
        </text:list-item>
        <text:list-item>
          <text:p text:style-name="P2">Use git right from the start. It provides about a thousand reassurances, here are a few:</text:p>
          <text:list>
            <text:list-item>
              <text:p text:style-name="P2">Your entire project is backed up.</text:p>
            </text:list-item>
            <text:list-item>
              <text:p text:style-name="P2">You never have to worry about trying something that looks sketchy because you can easily revert back to any state at any time.</text:p>
            </text:list-item>
            <text:list-item>
              <text:p text:style-name="P2">Your commits turn out to be an excellent time and progress log.</text:p>
            </text:list-item>
            <text:list-item>
              <text:p text:style-name="P2">You can work on your project from multiple machines without having to carry your code around with you.</text:p>
            </text:list-item>
            <text:list-item>
              <text:p text:style-name="P2">Other people can work on your project with you (for debugging purposes of course ;-)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meta:initial-creator>
    <meta:creation-date>2012-04-27T20:01:12</meta:creation-date>
    <dc:date>2012-04-27T20:38:36</dc:date>
    <dc:creator>nick </dc:creator>
    <meta:editing-duration>PT21M24S</meta:editing-duration>
    <meta:editing-cycles>2</meta:editing-cycles>
    <meta:generator>LibreOffice/3.3$Unix LibreOffice_project/330m19$Build-401</meta:generator>
    <meta:document-statistic meta:table-count="0" meta:image-count="0" meta:object-count="0" meta:page-count="1" meta:paragraph-count="22" meta:word-count="331" meta:character-count="1777"/>
  </office:meta>
</office:document-meta>
</file>